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2" svg:font-family="'Lohit Hindi'"/>
    <style:font-face style:name="DejaVu Sans1" svg:font-family="'DejaVu Sans'"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officeooo:paragraph-rsid="0021321d"/>
    </style:style>
    <style:style style:name="P2" style:family="paragraph" style:parent-style-name="Standard">
      <style:paragraph-properties fo:text-align="justify" style:justify-single-word="false"/>
      <style:text-properties officeooo:paragraph-rsid="0042c031"/>
    </style:style>
    <style:style style:name="P3" style:family="paragraph" style:parent-style-name="Standard">
      <style:paragraph-properties fo:text-align="justify" style:justify-single-word="false"/>
      <style:text-properties officeooo:paragraph-rsid="00648d16"/>
    </style:style>
    <style:style style:name="P4" style:family="paragraph" style:parent-style-name="Standard">
      <style:paragraph-properties fo:text-align="justify" style:justify-single-word="false"/>
      <style:text-properties officeooo:paragraph-rsid="00697e89"/>
    </style:style>
    <style:style style:name="P5" style:family="paragraph" style:parent-style-name="Standard">
      <style:paragraph-properties fo:text-align="justify" style:justify-single-word="false" style:text-autospace="none"/>
      <style:text-properties fo:font-weight="bold" officeooo:paragraph-rsid="00229347" style:font-weight-asian="bold" style:font-weight-complex="bold"/>
    </style:style>
    <style:style style:name="P6" style:family="paragraph" style:parent-style-name="Standard">
      <style:paragraph-properties fo:text-align="justify" style:justify-single-word="false"/>
      <style:text-properties fo:font-weight="bold" officeooo:rsid="001ad83d" officeooo:paragraph-rsid="001ad83d" style:font-weight-asian="bold" style:font-weight-complex="bold"/>
    </style:style>
    <style:style style:name="P7" style:family="paragraph" style:parent-style-name="Standard">
      <style:paragraph-properties fo:text-align="justify" style:justify-single-word="false"/>
      <style:text-properties fo:font-weight="bold" officeooo:rsid="001764e8" officeooo:paragraph-rsid="001764e8" style:font-weight-asian="bold" style:font-weight-complex="bold"/>
    </style:style>
    <style:style style:name="P8" style:family="paragraph" style:parent-style-name="Standard">
      <style:paragraph-properties fo:text-align="justify" style:justify-single-word="false"/>
      <style:text-properties fo:font-weight="bold" officeooo:rsid="00167bdf" officeooo:paragraph-rsid="00167bdf" style:font-weight-asian="bold" style:font-weight-complex="bold"/>
    </style:style>
    <style:style style:name="P9" style:family="paragraph" style:parent-style-name="Standard">
      <style:paragraph-properties fo:text-align="justify" style:justify-single-word="false"/>
      <style:text-properties fo:font-weight="bold" officeooo:rsid="004a8654" officeooo:paragraph-rsid="004a8654" style:font-weight-asian="bold" style:font-weight-complex="bold"/>
    </style:style>
    <style:style style:name="P10" style:family="paragraph" style:parent-style-name="Standard">
      <style:paragraph-properties fo:text-align="justify" style:justify-single-word="false"/>
      <style:text-properties fo:font-weight="normal" officeooo:paragraph-rsid="00462b18" style:font-weight-asian="normal" style:font-weight-complex="normal"/>
    </style:style>
    <style:style style:name="P11" style:family="paragraph" style:parent-style-name="Standard">
      <style:paragraph-properties fo:text-align="justify" style:justify-single-word="false"/>
      <style:text-properties fo:font-weight="normal" officeooo:rsid="001ad83d" officeooo:paragraph-rsid="001ad83d" style:font-weight-asian="normal" style:font-weight-complex="normal"/>
    </style:style>
    <style:style style:name="P12" style:family="paragraph" style:parent-style-name="Standard">
      <style:paragraph-properties fo:text-align="justify" style:justify-single-word="false"/>
      <style:text-properties fo:font-weight="normal" officeooo:rsid="001ad83d" officeooo:paragraph-rsid="004f5054" style:font-weight-asian="normal" style:font-weight-complex="normal"/>
    </style:style>
    <style:style style:name="P13" style:family="paragraph" style:parent-style-name="Standard">
      <style:paragraph-properties fo:text-align="justify" style:justify-single-word="false"/>
      <style:text-properties fo:font-weight="normal" officeooo:rsid="001c977d" officeooo:paragraph-rsid="001c977d" style:font-weight-asian="normal" style:font-weight-complex="normal"/>
    </style:style>
    <style:style style:name="P14" style:family="paragraph" style:parent-style-name="Standard">
      <style:paragraph-properties fo:text-align="justify" style:justify-single-word="false"/>
      <style:text-properties fo:font-weight="normal" officeooo:rsid="0020589d" officeooo:paragraph-rsid="0020589d" style:font-weight-asian="normal" style:font-weight-complex="normal"/>
    </style:style>
    <style:style style:name="P15" style:family="paragraph" style:parent-style-name="Standard">
      <style:paragraph-properties fo:text-align="justify" style:justify-single-word="false"/>
      <style:text-properties fo:font-weight="normal" officeooo:rsid="004754a4" officeooo:paragraph-rsid="004754a4" style:font-weight-asian="normal" style:font-weight-complex="normal"/>
    </style:style>
    <style:style style:name="P16" style:family="paragraph" style:parent-style-name="Standard">
      <style:paragraph-properties fo:text-align="justify" style:justify-single-word="false"/>
      <style:text-properties fo:font-weight="normal" officeooo:rsid="001764e8" officeooo:paragraph-rsid="001764e8" style:font-weight-asian="normal" style:font-weight-complex="normal"/>
    </style:style>
    <style:style style:name="P17" style:family="paragraph" style:parent-style-name="Standard">
      <style:paragraph-properties fo:text-align="justify" style:justify-single-word="false"/>
      <style:text-properties fo:font-weight="normal" officeooo:rsid="004c4d9a" officeooo:paragraph-rsid="006a844e" style:font-weight-asian="normal" style:font-weight-complex="normal"/>
    </style:style>
    <style:style style:name="P18" style:family="paragraph" style:parent-style-name="Standard">
      <style:paragraph-properties fo:text-align="justify" style:justify-single-word="false" style:text-autospace="none"/>
      <style:text-properties style:font-name="Arial" fo:font-size="11pt" officeooo:paragraph-rsid="0021321d" style:font-size-asian="11pt" style:font-name-complex="Arial" style:font-size-complex="11pt"/>
    </style:style>
    <style:style style:name="P19" style:family="paragraph" style:parent-style-name="Standard">
      <style:paragraph-properties fo:text-align="justify" style:justify-single-word="false" style:text-autospace="none"/>
      <style:text-properties style:font-name="Arial" fo:font-size="11pt" officeooo:paragraph-rsid="0029b82f" style:font-size-asian="11pt" style:font-name-complex="Arial" style:font-size-complex="11pt"/>
    </style:style>
    <style:style style:name="P20" style:family="paragraph" style:parent-style-name="Standard">
      <style:paragraph-properties fo:text-align="justify" style:justify-single-word="false" style:text-autospace="none"/>
      <style:text-properties style:font-name="Arial" fo:font-size="11pt" officeooo:paragraph-rsid="0042c031" style:font-size-asian="11pt" style:font-name-complex="Arial" style:font-size-complex="11pt"/>
    </style:style>
    <style:style style:name="P21" style:family="paragraph" style:parent-style-name="Standard">
      <style:paragraph-properties fo:text-align="justify" style:justify-single-word="false" style:text-autospace="none"/>
      <style:text-properties style:font-name="Arial" fo:font-size="11pt" officeooo:paragraph-rsid="00462b18" style:font-size-asian="11pt" style:font-name-complex="Arial" style:font-size-complex="11pt"/>
    </style:style>
    <style:style style:name="P22" style:family="paragraph" style:parent-style-name="Standard">
      <style:paragraph-properties fo:text-align="justify" style:justify-single-word="false"/>
      <style:text-properties style:font-name="Arial" fo:font-size="11pt" officeooo:paragraph-rsid="004a8654" style:font-size-asian="11pt" style:font-name-complex="Arial" style:font-size-complex="11pt"/>
    </style:style>
    <style:style style:name="P23" style:family="paragraph" style:parent-style-name="Standard">
      <style:paragraph-properties fo:text-align="justify" style:justify-single-word="false"/>
      <style:text-properties style:font-name="Arial" fo:font-size="11pt" officeooo:paragraph-rsid="00697e89" style:font-size-asian="11pt" style:font-name-complex="Arial" style:font-size-complex="11pt"/>
    </style:style>
    <style:style style:name="P24" style:family="paragraph" style:parent-style-name="Standard">
      <style:text-properties style:font-name="Arial" fo:font-size="11pt" officeooo:paragraph-rsid="0021321d" style:font-size-asian="11pt" style:font-name-complex="Arial" style:font-size-complex="11pt"/>
    </style:style>
    <style:style style:name="P25" style:family="paragraph" style:parent-style-name="Standard">
      <style:text-properties style:font-name="Arial" fo:font-size="11pt" officeooo:paragraph-rsid="0027bf02" style:font-size-asian="11pt" style:font-name-complex="Arial" style:font-size-complex="11pt"/>
    </style:style>
    <style:style style:name="P26" style:family="paragraph" style:parent-style-name="Standard">
      <style:paragraph-properties fo:text-align="justify" style:justify-single-word="false"/>
      <style:text-properties style:font-name="Arial" fo:font-size="11pt" officeooo:rsid="004a8654" officeooo:paragraph-rsid="004a8654" style:font-size-asian="11pt" style:font-name-complex="Arial" style:font-size-complex="11pt"/>
    </style:style>
    <style:style style:name="P27" style:family="paragraph" style:parent-style-name="Standard">
      <style:paragraph-properties fo:text-align="justify" style:justify-single-word="false"/>
      <style:text-properties style:font-name="Arial" fo:font-size="11pt" officeooo:rsid="00167bdf" officeooo:paragraph-rsid="0061ce32" style:font-size-asian="11pt" style:font-name-complex="Arial" style:font-size-complex="11pt"/>
    </style:style>
    <style:style style:name="P28" style:family="paragraph" style:parent-style-name="Standard">
      <style:paragraph-properties fo:text-align="justify" style:justify-single-word="false"/>
      <style:text-properties style:font-name="Arial" fo:font-size="11pt" officeooo:rsid="00167bdf" officeooo:paragraph-rsid="006266c5" style:font-size-asian="11pt" style:font-name-complex="Arial" style:font-size-complex="11pt"/>
    </style:style>
    <style:style style:name="P29" style:family="paragraph" style:parent-style-name="Standard">
      <style:paragraph-properties fo:text-align="justify" style:justify-single-word="false"/>
      <style:text-properties style:font-name="Arial" fo:font-size="11pt" officeooo:rsid="00167bdf" officeooo:paragraph-rsid="00648d16" style:font-size-asian="11pt" style:font-name-complex="Arial" style:font-size-complex="11pt"/>
    </style:style>
    <style:style style:name="P30" style:family="paragraph" style:parent-style-name="Standard">
      <style:paragraph-properties fo:text-align="justify" style:justify-single-word="false" style:text-autospace="none"/>
      <style:text-properties style:font-name="Arial" fo:font-size="11pt" officeooo:rsid="004ff689" officeooo:paragraph-rsid="004ff689" style:font-size-asian="11pt" style:font-name-complex="Arial" style:font-size-complex="11pt"/>
    </style:style>
    <style:style style:name="P31" style:family="paragraph" style:parent-style-name="Standard">
      <style:paragraph-properties fo:text-align="justify" style:justify-single-word="false" style:text-autospace="none"/>
      <style:text-properties style:font-name="Arial" fo:font-size="11pt" fo:language="en" fo:country="US" officeooo:paragraph-rsid="0042c031" style:font-size-asian="11pt" style:language-asian="en" style:country-asian="US" style:font-name-complex="Arial" style:font-size-complex="11pt"/>
    </style:style>
    <style:style style:name="P32" style:family="paragraph" style:parent-style-name="Standard">
      <style:paragraph-properties fo:text-align="justify" style:justify-single-word="false"/>
      <style:text-properties style:font-name="Arial" fo:font-size="11pt" fo:font-weight="normal" officeooo:rsid="00462b18" officeooo:paragraph-rsid="00462b18" style:font-size-asian="11pt" style:font-weight-asian="normal" style:font-name-complex="Arial" style:font-size-complex="11pt" style:font-weight-complex="normal"/>
    </style:style>
    <style:style style:name="P33" style:family="paragraph" style:parent-style-name="Standard">
      <style:paragraph-properties fo:text-align="justify" style:justify-single-word="false"/>
      <style:text-properties style:font-name="Arial" fo:font-size="11pt" fo:font-weight="normal" officeooo:rsid="00517916" officeooo:paragraph-rsid="006a844e" style:font-size-asian="11pt" style:font-weight-asian="normal" style:font-name-complex="Arial" style:font-size-complex="11pt" style:font-weight-complex="normal"/>
    </style:style>
    <style:style style:name="P34" style:family="paragraph" style:parent-style-name="Standard">
      <style:paragraph-properties fo:text-align="justify" style:justify-single-word="false"/>
      <style:text-properties officeooo:rsid="00167bdf" officeooo:paragraph-rsid="00167bdf"/>
    </style:style>
    <style:style style:name="P35" style:family="paragraph" style:parent-style-name="Standard">
      <style:paragraph-properties fo:text-align="justify" style:justify-single-word="false"/>
      <style:text-properties officeooo:rsid="00167bdf" officeooo:paragraph-rsid="00648d16"/>
    </style:style>
    <style:style style:name="P36" style:family="paragraph" style:parent-style-name="Standard">
      <style:paragraph-properties fo:text-align="justify" style:justify-single-word="false"/>
      <style:text-properties officeooo:rsid="001764e8" officeooo:paragraph-rsid="001764e8"/>
    </style:style>
    <style:style style:name="P37" style:family="paragraph" style:parent-style-name="Standard">
      <style:paragraph-properties fo:text-align="justify" style:justify-single-word="false"/>
      <style:text-properties officeooo:rsid="001b712a" officeooo:paragraph-rsid="001b712a"/>
    </style:style>
    <style:style style:name="P38" style:family="paragraph" style:parent-style-name="Standard">
      <style:paragraph-properties fo:text-align="justify" style:justify-single-word="false"/>
      <style:text-properties officeooo:rsid="001d8bfc" officeooo:paragraph-rsid="001d8bfc"/>
    </style:style>
    <style:style style:name="P39" style:family="paragraph" style:parent-style-name="Standard">
      <style:paragraph-properties fo:text-align="justify" style:justify-single-word="false"/>
      <style:text-properties officeooo:rsid="001ff7d5" officeooo:paragraph-rsid="001ff7d5"/>
    </style:style>
    <style:style style:name="P40" style:family="paragraph" style:parent-style-name="Standard">
      <style:paragraph-properties fo:text-align="justify" style:justify-single-word="false"/>
      <style:text-properties officeooo:rsid="004f5054" officeooo:paragraph-rsid="004f5054"/>
    </style:style>
    <style:style style:name="P41" style:family="paragraph" style:parent-style-name="Standard">
      <style:paragraph-properties fo:text-align="justify" style:justify-single-word="false"/>
      <style:text-properties officeooo:rsid="00453b07" officeooo:paragraph-rsid="00453b07"/>
    </style:style>
    <style:style style:name="P42" style:family="paragraph" style:parent-style-name="Standard">
      <style:paragraph-properties fo:text-align="justify" style:justify-single-word="false"/>
      <style:text-properties officeooo:rsid="0048efbb" officeooo:paragraph-rsid="0048efbb"/>
    </style:style>
    <style:style style:name="P43" style:family="paragraph" style:parent-style-name="Standard">
      <style:paragraph-properties fo:text-align="justify" style:justify-single-word="false"/>
      <style:text-properties officeooo:rsid="004d744c" officeooo:paragraph-rsid="004d744c"/>
    </style:style>
    <style:style style:name="P44" style:family="paragraph" style:parent-style-name="Standard">
      <style:paragraph-properties fo:margin-left="0.5in" fo:margin-right="0in" fo:text-align="justify" style:justify-single-word="false" fo:text-indent="0in" style:auto-text-indent="false" style:text-autospace="none"/>
      <style:text-properties style:font-name="Arial" fo:font-size="11pt" officeooo:paragraph-rsid="0021321d" style:font-size-asian="11pt" style:font-name-complex="Arial" style:font-size-complex="11pt"/>
    </style:style>
    <style:style style:name="P45" style:family="paragraph" style:parent-style-name="Standard">
      <style:paragraph-properties fo:margin-left="0.5in" fo:margin-right="0in" fo:text-align="justify" style:justify-single-word="false" fo:text-indent="0in" style:auto-text-indent="false" style:text-autospace="none"/>
      <style:text-properties style:font-name="Arial" fo:font-size="11pt" officeooo:paragraph-rsid="0027bf02" style:font-size-asian="11pt" style:font-name-complex="Arial" style:font-size-complex="11pt"/>
    </style:style>
    <style:style style:name="P46" style:family="paragraph" style:parent-style-name="Standard">
      <style:paragraph-properties fo:margin-left="0.5in" fo:margin-right="0in" fo:text-align="justify" style:justify-single-word="false" fo:text-indent="0in" style:auto-text-indent="false" style:text-autospace="none"/>
      <style:text-properties style:font-name="Arial" fo:font-size="11pt" officeooo:paragraph-rsid="0029b82f" style:font-size-asian="11pt" style:font-name-complex="Arial" style:font-size-complex="11pt"/>
    </style:style>
    <style:style style:name="P47" style:family="paragraph" style:parent-style-name="Standard">
      <style:paragraph-properties fo:margin-left="0.1252in" fo:margin-right="0in" fo:text-align="justify" style:justify-single-word="false" fo:text-indent="0in" style:auto-text-indent="false" style:text-autospace="none"/>
      <style:text-properties style:font-name="Arial" fo:font-size="11pt" officeooo:paragraph-rsid="0021321d" style:font-size-asian="11pt" style:font-name-complex="Arial" style:font-size-complex="11pt"/>
    </style:style>
    <style:style style:name="P48" style:family="paragraph" style:parent-style-name="Standard">
      <style:paragraph-properties fo:margin-left="0.1252in" fo:margin-right="0in" fo:text-align="justify" style:justify-single-word="false" fo:text-indent="0in" style:auto-text-indent="false" style:text-autospace="none"/>
      <style:text-properties style:font-name="Arial" fo:font-size="11pt" officeooo:paragraph-rsid="0027bf02" style:font-size-asian="11pt" style:font-name-complex="Arial" style:font-size-complex="11pt"/>
    </style:style>
    <style:style style:name="P49" style:family="paragraph" style:parent-style-name="Standard">
      <style:paragraph-properties fo:margin-left="0.4925in" fo:margin-right="0in" fo:text-align="justify" style:justify-single-word="false" fo:text-indent="0in" style:auto-text-indent="false"/>
      <style:text-properties officeooo:rsid="00453b07" officeooo:paragraph-rsid="00453b07"/>
    </style:style>
    <style:style style:name="P50" style:family="paragraph" style:parent-style-name="Standard">
      <style:paragraph-properties fo:margin-left="0.4925in" fo:margin-right="0in" fo:text-align="justify" style:justify-single-word="false" fo:text-indent="0in" style:auto-text-indent="false"/>
      <style:text-properties officeooo:rsid="004f5054" officeooo:paragraph-rsid="004f5054"/>
    </style:style>
    <style:style style:name="P51" style:family="paragraph" style:parent-style-name="Standard">
      <style:paragraph-properties fo:margin-left="0.4925in" fo:margin-right="0in" fo:text-align="justify" style:justify-single-word="false" fo:text-indent="0in" style:auto-text-indent="false"/>
      <style:text-properties officeooo:rsid="0048efbb" officeooo:paragraph-rsid="0048efbb"/>
    </style:style>
    <style:style style:name="P52" style:family="paragraph" style:parent-style-name="Standard">
      <style:paragraph-properties fo:margin-left="0.4925in" fo:margin-right="0in" fo:text-align="justify" style:justify-single-word="false" fo:text-indent="0in" style:auto-text-indent="false"/>
      <style:text-properties officeooo:rsid="00167bdf" officeooo:paragraph-rsid="00167bdf"/>
    </style:style>
    <style:style style:name="P53" style:family="paragraph" style:parent-style-name="Standard">
      <style:paragraph-properties fo:margin-left="0.4925in" fo:margin-right="0in" fo:text-align="justify" style:justify-single-word="false" fo:text-indent="0in" style:auto-text-indent="false" style:text-autospace="none"/>
      <style:text-properties style:font-name="Arial" fo:font-size="11pt" officeooo:rsid="004ff689" officeooo:paragraph-rsid="004ff689" style:font-size-asian="11pt" style:font-name-complex="Arial" style:font-size-complex="11pt"/>
    </style:style>
    <style:style style:name="P54" style:family="paragraph" style:parent-style-name="Standard" style:master-page-name="Standard">
      <style:paragraph-properties fo:text-align="justify" style:justify-single-word="false" style:page-number="auto" style:text-autospace="none"/>
      <style:text-properties style:font-name="Arial" fo:font-size="11pt" officeooo:paragraph-rsid="0021321d" style:font-size-asian="11pt" style:font-name-complex="Arial" style:font-size-complex="11pt"/>
    </style:style>
    <style:style style:name="P55" style:family="paragraph" style:parent-style-name="Standard" style:list-style-name="WW8Num6">
      <style:paragraph-properties fo:text-align="justify" style:justify-single-word="false" style:text-autospace="none"/>
      <style:text-properties officeooo:paragraph-rsid="0021321d"/>
    </style:style>
    <style:style style:name="P56" style:family="paragraph" style:parent-style-name="Standard" style:list-style-name="WW8Num6">
      <style:paragraph-properties fo:text-align="justify" style:justify-single-word="false" style:text-autospace="none"/>
      <style:text-properties officeooo:paragraph-rsid="0029b82f"/>
    </style:style>
    <style:style style:name="P57" style:family="paragraph" style:parent-style-name="Standard" style:list-style-name="WW8Num6">
      <style:paragraph-properties fo:text-align="justify" style:justify-single-word="false" style:text-autospace="none"/>
      <style:text-properties officeooo:paragraph-rsid="0027bf02"/>
    </style:style>
    <style:style style:name="P58" style:family="paragraph" style:parent-style-name="Standard" style:list-style-name="WW8Num3">
      <style:paragraph-properties style:text-autospace="none"/>
      <style:text-properties officeooo:paragraph-rsid="0021321d"/>
    </style:style>
    <style:style style:name="P59" style:family="paragraph" style:parent-style-name="Standard" style:list-style-name="WW8Num3">
      <style:paragraph-properties style:text-autospace="none"/>
      <style:text-properties style:font-name="Arial" fo:font-size="11pt" officeooo:paragraph-rsid="0021321d" style:font-size-asian="11pt" style:font-name-complex="Arial" style:font-size-complex="11pt"/>
    </style:style>
    <style:style style:name="P60" style:family="paragraph" style:parent-style-name="Standard" style:list-style-name="WW8Num4">
      <style:paragraph-properties style:text-autospace="none"/>
      <style:text-properties style:font-name="Arial" fo:font-size="11pt" officeooo:paragraph-rsid="0029b82f" style:font-size-asian="11pt" style:font-name-complex="Arial" style:font-size-complex="11pt"/>
    </style:style>
    <style:style style:name="P61" style:family="paragraph" style:parent-style-name="Standard" style:list-style-name="L1">
      <style:paragraph-properties style:text-autospace="none"/>
      <style:text-properties style:font-name="Arial" fo:font-size="11pt" officeooo:paragraph-rsid="0029b82f" style:font-size-asian="11pt" style:font-name-complex="Arial" style:font-size-complex="11pt"/>
    </style:style>
    <style:style style:name="P62" style:family="paragraph" style:parent-style-name="Standard" style:list-style-name="WW8Num6">
      <style:paragraph-properties fo:text-align="justify" style:justify-single-word="false" style:text-autospace="none"/>
      <style:text-properties style:font-name="Arial" fo:font-size="11pt" officeooo:paragraph-rsid="0021321d" style:font-size-asian="11pt" style:font-name-complex="Arial" style:font-size-complex="11pt"/>
    </style:style>
    <style:style style:name="P63" style:family="paragraph" style:parent-style-name="Standard" style:list-style-name="WW8Num6">
      <style:paragraph-properties fo:text-align="justify" style:justify-single-word="false" style:text-autospace="none"/>
      <style:text-properties style:font-name="Arial" fo:font-size="11pt" officeooo:paragraph-rsid="0027bf02" style:font-size-asian="11pt" style:font-name-complex="Arial" style:font-size-complex="11pt"/>
    </style:style>
    <style:style style:name="P64" style:family="paragraph" style:parent-style-name="Standard" style:list-style-name="WW8Num2">
      <style:paragraph-properties fo:text-align="justify" style:justify-single-word="false" style:text-autospace="none"/>
      <style:text-properties style:font-name="Arial" fo:font-size="11pt" officeooo:paragraph-rsid="00462b18" style:font-size-asian="11pt" style:font-name-complex="Arial" style:font-size-complex="11pt"/>
    </style:style>
    <style:style style:name="P65" style:family="paragraph" style:parent-style-name="Standard">
      <style:paragraph-properties fo:text-align="justify" style:justify-single-word="false"/>
      <style:text-properties style:font-name="Arial" fo:font-size="11pt" officeooo:rsid="0061ce32" officeooo:paragraph-rsid="0061ce32" style:font-size-asian="11pt" style:font-name-complex="Arial" style:font-size-complex="11pt"/>
    </style:style>
    <style:style style:name="P66" style:family="paragraph" style:parent-style-name="Standard">
      <style:paragraph-properties fo:text-align="justify" style:justify-single-word="false" style:text-autospace="none"/>
      <style:text-properties style:font-name="Arial" fo:font-size="11pt" officeooo:rsid="00656f4e" officeooo:paragraph-rsid="004ff689" style:font-size-asian="11pt" style:font-name-complex="Arial" style:font-size-complex="11pt"/>
    </style:style>
    <style:style style:name="P67" style:family="paragraph" style:parent-style-name="Standard">
      <style:paragraph-properties fo:text-align="justify" style:justify-single-word="false"/>
      <style:text-properties style:font-name="Arial" fo:font-size="11pt" officeooo:rsid="00517916" officeooo:paragraph-rsid="004a8654" style:font-size-asian="11pt" style:font-name-complex="Arial" style:font-size-complex="11pt"/>
    </style:style>
    <style:style style:name="P68" style:family="paragraph" style:parent-style-name="Standard" style:list-style-name="WW8Num4">
      <style:paragraph-properties style:text-autospace="none"/>
      <style:text-properties officeooo:paragraph-rsid="0029b82f"/>
    </style:style>
    <style:style style:name="P69" style:family="paragraph" style:parent-style-name="Standard" style:list-style-name="L1">
      <style:paragraph-properties style:text-autospace="none"/>
      <style:text-properties officeooo:paragraph-rsid="0029b82f"/>
    </style:style>
    <style:style style:name="P70" style:family="paragraph" style:parent-style-name="Standard">
      <style:paragraph-properties fo:text-align="justify" style:justify-single-word="false"/>
      <style:text-properties fo:font-weight="normal" officeooo:rsid="001b712a" officeooo:paragraph-rsid="001ad83d" style:font-weight-asian="normal" style:font-weight-complex="normal"/>
    </style:style>
    <style:style style:name="P71" style:family="paragraph" style:parent-style-name="Standard">
      <style:paragraph-properties fo:text-align="justify" style:justify-single-word="false"/>
      <style:text-properties fo:font-weight="normal" officeooo:rsid="0054ac64" officeooo:paragraph-rsid="0020589d" style:font-weight-asian="normal" style:font-weight-complex="normal"/>
    </style:style>
    <style:style style:name="P72" style:family="paragraph" style:parent-style-name="Standard">
      <style:paragraph-properties fo:text-align="justify" style:justify-single-word="false"/>
      <style:text-properties fo:font-weight="normal" officeooo:rsid="0056026f" officeooo:paragraph-rsid="004754a4" style:font-weight-asian="normal" style:font-weight-complex="normal"/>
    </style:style>
    <style:style style:name="P73" style:family="paragraph" style:parent-style-name="Standard">
      <style:paragraph-properties fo:text-align="justify" style:justify-single-word="false"/>
      <style:text-properties fo:font-weight="normal" officeooo:rsid="0020589d" officeooo:paragraph-rsid="001764e8" style:font-weight-asian="normal" style:font-weight-complex="normal"/>
    </style:style>
    <style:style style:name="P74" style:family="paragraph" style:parent-style-name="Standard">
      <style:paragraph-properties fo:text-align="justify" style:justify-single-word="false"/>
      <style:text-properties officeooo:rsid="005989fa" officeooo:paragraph-rsid="004f5054"/>
    </style:style>
    <style:style style:name="P75" style:family="paragraph" style:parent-style-name="Standard">
      <style:paragraph-properties fo:text-align="justify" style:justify-single-word="false"/>
      <style:text-properties officeooo:rsid="004c4d9a" officeooo:paragraph-rsid="00453b07"/>
    </style:style>
    <style:style style:name="P76" style:family="paragraph" style:parent-style-name="Standard">
      <style:paragraph-properties fo:text-align="justify" style:justify-single-word="false"/>
      <style:text-properties officeooo:rsid="005ad05e" officeooo:paragraph-rsid="004f5054"/>
    </style:style>
    <style:style style:name="P77" style:family="paragraph" style:parent-style-name="Standard">
      <style:paragraph-properties fo:text-align="justify" style:justify-single-word="false"/>
      <style:text-properties officeooo:rsid="005c2054" officeooo:paragraph-rsid="0048efbb"/>
    </style:style>
    <style:style style:name="P78" style:family="paragraph" style:parent-style-name="Standard">
      <style:paragraph-properties fo:text-align="justify" style:justify-single-word="false"/>
      <style:text-properties officeooo:rsid="005c2054" officeooo:paragraph-rsid="00167bdf"/>
    </style:style>
    <style:style style:name="P79" style:family="paragraph" style:parent-style-name="Standard">
      <style:paragraph-properties fo:text-align="justify" style:justify-single-word="false"/>
      <style:text-properties officeooo:rsid="005c4317" officeooo:paragraph-rsid="00167bdf"/>
    </style:style>
    <style:style style:name="P80" style:family="paragraph" style:parent-style-name="Standard">
      <style:paragraph-properties fo:text-align="justify" style:justify-single-word="false"/>
      <style:text-properties officeooo:rsid="005df57a" officeooo:paragraph-rsid="004d744c"/>
    </style:style>
    <style:style style:name="P81" style:family="paragraph" style:parent-style-name="Standard">
      <style:paragraph-properties fo:text-align="justify" style:justify-single-word="false"/>
      <style:text-properties officeooo:rsid="00648d16" officeooo:paragraph-rsid="00648d16"/>
    </style:style>
    <style:style style:name="P82" style:family="paragraph" style:parent-style-name="Standard">
      <style:paragraph-properties fo:text-align="justify" style:justify-single-word="false"/>
      <style:text-properties officeooo:rsid="00648d16" officeooo:paragraph-rsid="004b7370"/>
    </style:style>
    <style:style style:name="P83" style:family="paragraph" style:parent-style-name="Standard">
      <style:paragraph-properties fo:margin-left="0.4925in" fo:margin-right="0in" fo:text-align="justify" style:justify-single-word="false" fo:text-indent="0in" style:auto-text-indent="false"/>
      <style:text-properties officeooo:rsid="005e9652" officeooo:paragraph-rsid="004d744c"/>
    </style:style>
    <style:style style:name="T1" style:family="text">
      <style:text-properties style:font-name="Arial" fo:font-size="11pt" style:font-size-asian="11pt" style:font-name-complex="Arial" style:font-size-complex="11pt"/>
    </style:style>
    <style:style style:name="T2" style:family="text">
      <style:text-properties style:font-name="Arial" fo:font-size="11pt" officeooo:rsid="00229347" style:font-size-asian="11pt" style:font-name-complex="Arial" style:font-size-complex="11pt"/>
    </style:style>
    <style:style style:name="T3" style:family="text">
      <style:text-properties style:font-name="Arial" fo:font-size="11pt" officeooo:rsid="0023b8b2" style:font-size-asian="11pt" style:font-name-complex="Arial" style:font-size-complex="11pt"/>
    </style:style>
    <style:style style:name="T4" style:family="text">
      <style:text-properties style:font-name="Arial" fo:font-size="11pt" officeooo:rsid="0035921a" style:font-size-asian="11pt" style:font-name-complex="Arial" style:font-size-complex="11pt"/>
    </style:style>
    <style:style style:name="T5" style:family="text">
      <style:text-properties style:font-name="Arial" fo:font-size="11pt" officeooo:rsid="00462b18" style:font-size-asian="11pt" style:font-name-complex="Arial" style:font-size-complex="11pt"/>
    </style:style>
    <style:style style:name="T6" style:family="text">
      <style:text-properties style:font-name="Arial" fo:font-size="11pt" officeooo:rsid="00167bdf" style:font-size-asian="11pt" style:font-name-complex="Arial" style:font-size-complex="11pt"/>
    </style:style>
    <style:style style:name="T7" style:family="text">
      <style:text-properties style:font-name="Arial" fo:font-size="11pt" fo:font-weight="bold" style:font-size-asian="11pt" style:font-weight-asian="bold" style:font-name-complex="Arial" style:font-size-complex="11pt"/>
    </style:style>
    <style:style style:name="T8" style:family="text">
      <style:text-properties style:font-name="Arial" fo:font-size="11pt" fo:font-weight="bold" officeooo:rsid="00462b18" style:font-size-asian="11pt" style:font-weight-asian="bold" style:font-name-complex="Arial" style:font-size-complex="11pt"/>
    </style:style>
    <style:style style:name="T9" style:family="text">
      <style:text-properties style:font-name="Arial" fo:font-size="11pt" fo:font-weight="bold" officeooo:rsid="00167bdf" style:font-size-asian="11pt" style:font-weight-asian="bold" style:font-name-complex="Arial" style:font-size-complex="11pt"/>
    </style:style>
    <style:style style:name="T10" style:family="text">
      <style:text-properties style:font-name="Arial" fo:font-size="11pt" officeooo:rsid="00648d16" style:font-name-asian="Arial" style:font-size-asian="11pt" style:font-name-complex="Arial" style:font-size-complex="11pt"/>
    </style:style>
    <style:style style:name="T11" style:family="text">
      <style:text-properties style:font-name="Arial" fo:font-size="11pt" fo:font-weight="normal" officeooo:rsid="004c4d9a" style:font-size-asian="11pt" style:font-weight-asian="normal" style:font-name-complex="Arial" style:font-size-complex="11pt" style:font-weight-complex="normal"/>
    </style:style>
    <style:style style:name="T12" style:family="text">
      <style:text-properties style:font-name="Arial" fo:font-size="11pt" fo:font-weight="normal" officeooo:rsid="00697e89" style:font-size-asian="11pt" style:font-weight-asian="normal" style:font-name-complex="Arial" style:font-size-complex="11pt" style:font-weight-complex="normal"/>
    </style:style>
    <style:style style:name="T13" style:family="text">
      <style:text-properties style:font-name="Arial" fo:font-size="11pt" fo:font-weight="normal" officeooo:rsid="00517916" style:font-size-asian="11pt" style:font-weight-asian="normal" style:font-name-complex="Arial" style:font-size-complex="11pt" style:font-weight-complex="normal"/>
    </style:style>
    <style:style style:name="T14" style:family="text">
      <style:text-properties style:font-name="Arial" fo:font-size="11pt" fo:font-weight="normal" officeooo:rsid="006a844e" style:font-size-asian="11pt" style:font-weight-asian="normal" style:font-name-complex="Arial" style:font-size-complex="11pt" style:font-weight-complex="normal"/>
    </style:style>
    <style:style style:name="T15" style:family="text">
      <style:text-properties style:text-position="super 58%" style:font-name="Arial" fo:font-size="11pt" style:font-size-asian="11pt" style:font-name-complex="Arial" style:font-size-complex="11pt"/>
    </style:style>
    <style:style style:name="T16" style:family="text">
      <style:text-properties fo:font-weight="bold" officeooo:rsid="0020589d" style:font-weight-asian="bold" style:font-weight-complex="bold"/>
    </style:style>
    <style:style style:name="T17" style:family="text">
      <style:text-properties fo:font-weight="bold" officeooo:rsid="001ad83d" style:font-weight-asian="bold" style:font-weight-complex="bold"/>
    </style:style>
    <style:style style:name="T18" style:family="text">
      <style:text-properties officeooo:rsid="00462b18"/>
    </style:style>
    <style:style style:name="T19" style:family="text">
      <style:text-properties officeooo:rsid="005fe700"/>
    </style:style>
    <style:style style:name="T20" style:family="text">
      <style:text-properties officeooo:rsid="006266c5"/>
    </style:style>
    <style:style style:name="T21" style:family="text">
      <style:text-properties fo:font-weight="normal" officeooo:rsid="004c4d9a" style:font-weight-asian="normal" style:font-weight-complex="normal"/>
    </style:style>
    <style:style style:name="T22" style:family="text">
      <style:text-properties officeooo:rsid="006c227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5"><text:span text:style-name="T2">Asymptotics , Recurrence </text:span><text:span text:style-name="T3">and Basic Algorithms</text:span></text:p>
      <text:p text:style-name="P18"/>
      <text:list xml:id="list4801940021583204273" text:style-name="WW8Num6">
        <text:list-item>
          <text:p text:style-name="P55"><text:span text:style-name="T1">[1 pt] What is the solution to the recurrence </text:span><text:span text:style-name="T7">T(n) = 2T(n-1) + 1, T(1) = 1</text:span></text:p>
        </text:list-item>
      </text:list>
      <text:p text:style-name="P44"/>
      <text:list xml:id="list8441525413406315386" text:style-name="WW8Num3">
        <text:list-item>
          <text:p text:style-name="P59">O(logn) </text:p>
        </text:list-item>
        <text:list-item>
          <text:p text:style-name="P59">O(n) </text:p>
        </text:list-item>
        <text:list-item>
          <text:p text:style-name="P59">O(nlogn)</text:p>
        </text:list-item>
        <text:list-item>
          <text:p text:style-name="P58"><text:span text:style-name="T1">O(n</text:span><text:span text:style-name="T15">2</text:span><text:span text:style-name="T1">)</text:span></text:p>
        </text:list-item>
        <text:list-item>
          <text:p text:style-name="P58"><text:span text:style-name="T1">O(2</text:span><text:span text:style-name="T15">n</text:span><text:span text:style-name="T1">)</text:span></text:p>
        </text:list-item>
      </text:list>
      <text:p text:style-name="P24"/>
      <text:list xml:id="list221355835211883" text:continue-list="list4801940021583204273" text:style-name="WW8Num6">
        <text:list-item>
          <text:p text:style-name="P56"><text:span text:style-name="T1">[1 pt] What is the solution to the recurrence <text:s/></text:span><text:span text:style-name="T7">T(n) = T(n/2) + n, T(1) = 1 </text:span></text:p>
        </text:list-item>
      </text:list>
      <text:p text:style-name="P46"/>
      <text:list xml:id="list2857452894511868433" text:style-name="WW8Num4">
        <text:list-item>
          <text:p text:style-name="P60">O(logn) </text:p>
        </text:list-item>
        <text:list-item>
          <text:p text:style-name="P60">O(n )</text:p>
        </text:list-item>
        <text:list-item>
          <text:p text:style-name="P60">O(nlogn)</text:p>
        </text:list-item>
        <text:list-item>
          <text:p text:style-name="P68"><text:span text:style-name="T1">O(n</text:span><text:span text:style-name="T15">2</text:span><text:span text:style-name="T1">)</text:span></text:p>
        </text:list-item>
        <text:list-item>
          <text:p text:style-name="P68"><text:span text:style-name="T1">O(2</text:span><text:span text:style-name="T15">n</text:span><text:span text:style-name="T1">)</text:span></text:p>
        </text:list-item>
      </text:list>
      <text:p text:style-name="P19"/>
      <text:list xml:id="list221354908836882" text:continue-list="list221355835211883" text:style-name="WW8Num6">
        <text:list-item>
          <text:p text:style-name="P56"><text:span text:style-name="T1">[1 pt] What is the solution to the recurrence </text:span><text:span text:style-name="T7">T(n) = 2T(n/2) + 1, T(1) = 1</text:span></text:p>
        </text:list-item>
      </text:list>
      <text:p text:style-name="P46"/>
      <text:list xml:id="list7951877726178733856" text:style-name="L1">
        <text:list-item>
          <text:p text:style-name="P61">O(logn) </text:p>
        </text:list-item>
        <text:list-item>
          <text:p text:style-name="P61">O(n) </text:p>
        </text:list-item>
        <text:list-item>
          <text:p text:style-name="P61">O(nlogn)</text:p>
        </text:list-item>
        <text:list-item>
          <text:p text:style-name="P69"><text:span text:style-name="T1">O(n</text:span><text:span text:style-name="T15">2</text:span><text:span text:style-name="T1">)</text:span></text:p>
        </text:list-item>
        <text:list-item>
          <text:p text:style-name="P69"><text:span text:style-name="T1">O(2</text:span><text:span text:style-name="T15">n</text:span><text:span text:style-name="T4">)</text:span></text:p>
        </text:list-item>
      </text:list>
      <text:p text:style-name="P24"><text:tab/><text:tab/><text:tab/><text:tab/><text:tab/><text:tab/></text:p>
      <text:list xml:id="list221355917006434" text:continue-list="list221354908836882" text:style-name="WW8Num6">
        <text:list-item>
          <text:p text:style-name="P55"><text:span text:style-name="T1">[1 pt] Determine the </text:span><text:span text:style-name="T7">correct</text:span><text:span text:style-name="T1"> statement(s) in the group below</text:span></text:p>
          <text:list>
            <text:list-item>
              <text:p text:style-name="P62">The worst-case performance of quick sort using a random partition element is the same as that of merge sort</text:p>
            </text:list-item>
            <text:list-item>
              <text:p text:style-name="P62">The worst-case performance of quick sort using the median as a partition element is different from that of heap sort</text:p>
            </text:list-item>
            <text:list-item>
              <text:p text:style-name="P62">Heap sort has the same worst-case performance as merge sort</text:p>
            </text:list-item>
            <text:list-item>
              <text:p text:style-name="P62">All three algorithms mentioned above are based on the divide and conquer paradigm, i.e., divide the set into two, recursively sort each part, and combine the results.</text:p>
            </text:list-item>
            <text:list-item>
              <text:p text:style-name="P62">Merge sort does not requires any more extra space than the other two algorithms</text:p>
            </text:list-item>
          </text:list>
        </text:list-item>
      </text:list>
      <text:p text:style-name="P25"/>
      <text:list xml:id="list221356343009251" text:continue-numbering="true" text:style-name="WW8Num6">
        <text:list-item>
          <text:p text:style-name="P57"><text:span text:style-name="T1">[1 pt] Determine the </text:span><text:span text:style-name="T7">incorrect</text:span><text:span text:style-name="T1"> statement in the group below</text:span></text:p>
        </text:list-item>
      </text:list>
      <text:p text:style-name="P48"/>
      <text:list xml:id="list221356246628424" text:continue-numbering="true" text:style-name="WW8Num6">
        <text:list-item>
          <text:list>
            <text:list-item>
              <text:p text:style-name="P63">The worst-case performance of quick sort is more than that of merge sort</text:p>
            </text:list-item>
            <text:list-item>
              <text:p text:style-name="P63">Heap sort has the same worst-case performance as merge sort</text:p>
            </text:list-item>
            <text:list-item>
              <text:p text:style-name="P63">The worst-case performance of quick sort can be improved using the median-finding algorithm</text:p>
            </text:list-item>
            <text:list-item>
              <text:p text:style-name="P63">All three algorithms mentioned above are based on the divide and conquer paradigm, i.e., divide the set into two, recursively sort each part, and combine the results.</text:p>
            </text:list-item>
            <text:list-item>
              <text:p text:style-name="P63">Merge sort requires more extra space than the other two algorithms</text:p>
            </text:list-item>
          </text:list>
        </text:list-item>
      </text:list>
      <text:p text:style-name="P45"/>
      <text:list xml:id="list221355219886792" text:continue-numbering="true" text:style-name="WW8Num6">
        <text:list-item>
          <text:p text:style-name="P55"><text:span text:style-name="T1">[1 pt] Determine the </text:span><text:span text:style-name="T7">correct</text:span><text:span text:style-name="T1"> statement(s) in the group below</text:span></text:p>
        </text:list-item>
      </text:list>
      <text:p text:style-name="P47"/>
      <text:list xml:id="list221355151930540" text:continue-numbering="true" text:style-name="WW8Num6">
        <text:list-item>
          <text:list>
            <text:list-item>
              <text:p text:style-name="P62">The worst-case performance of quick sort using a random partition element is the same as that of bubble sort</text:p>
            </text:list-item>
            <text:list-item>
              <text:p text:style-name="P62">The worst-case performance of quick sort using the median as a partition element is different <text:soft-page-break/>from that of bubble sort</text:p>
            </text:list-item>
            <text:list-item>
              <text:p text:style-name="P62">Heap sort has the same worst-case performance as merge sort</text:p>
            </text:list-item>
            <text:list-item>
              <text:p text:style-name="P62">Of the four sorting algorithms mentioned above, three algorithms are based on the divide and conquer paradigm, i.e., divide the set into two, recursively sort each part, and combine the results.</text:p>
            </text:list-item>
            <text:list-item>
              <text:p text:style-name="P62">Quick sort does not requires any more extra space than heap sort</text:p>
            </text:list-item>
          </text:list>
        </text:list-item>
      </text:list>
      <text:p text:style-name="P18"/>
      <text:list xml:id="list221355276938662" text:continue-numbering="true" text:style-name="WW8Num6">
        <text:list-header>
          <text:p text:style-name="P62"/>
        </text:list-header>
      </text:list>
      <text:p text:style-name="P1"><text:span text:style-name="T16">BST and Balanced </text:span><text:span text:style-name="T17">Trees :</text:span></text:p>
      <text:p text:style-name="P6"/>
      <text:p text:style-name="P70">1.Assume that a binary search tree (not a red-black tree) tree was created by inserting the seven </text:p>
      <text:p text:style-name="P11">numbers in the sequence 1, 2, ..., 7 .</text:p>
      <text:p text:style-name="P12"><text:tab/>i. <text:s text:c="2"/>Draw the resultant tree</text:p>
      <text:p text:style-name="P12"><text:tab/>ii. Suppose you are now allowed to do rotation operations anywhere in the tree. Draw a sequence of rotation operations that will eventually complete balance the tree. Clearly mention which edges are being rotated.</text:p>
      <text:p text:style-name="P13"/>
      <text:p text:style-name="P71">2. Suppose you are given a completely balanced binary search tree (a completely balanced tree means </text:p>
      <text:p text:style-name="P14">that each path from root to leaf is exactly the same). Finding the median of the elements of such a tree </text:p>
      <text:p text:style-name="P14">takes time </text:p>
      <text:p text:style-name="P14"><text:tab/>1. O(1) </text:p>
      <text:p text:style-name="P14"><text:tab/>2. O(log*n) </text:p>
      <text:p text:style-name="P14"><text:tab/>3. O(logn) </text:p>
      <text:p text:style-name="P14"><text:tab/>4. O(n) </text:p>
      <text:p text:style-name="P14"><text:tab/>5. O(nlogn )</text:p>
      <text:p text:style-name="P14"/>
      <text:p text:style-name="P72">3. [1 pt] Suppose you are given a completely balanced binary search tree (a completely balanced tree means that each path from root to leaf is exactly the same). Determine the correct statement(s) below: </text:p>
      <text:p text:style-name="P15"><text:tab/>1. Finding the largest element of this tree can be done in O(1) time </text:p>
      <text:p text:style-name="P15"><text:tab/>2. Finding the second smallest element requires at least O(logn) time </text:p>
      <text:p text:style-name="P15"><text:tab/>3. Finding the median can be done in O(1) time </text:p>
      <text:p text:style-name="P15"><text:tab/>4. Finding the median requires at least O(logn) time </text:p>
      <text:p text:style-name="P15"><text:tab/>5. None of the above </text:p>
      <text:p text:style-name="P11"/>
      <text:p text:style-name="P7">Heaps:</text:p>
      <text:p text:style-name="P73">1. Design an efficient algorithm to find the n/2th largest element in a binary heap of n elements. What is the running time? (Let h denote the height of the heap.)</text:p>
      <text:p text:style-name="P16"/>
      <text:p text:style-name="P73">2. Assume a heap is arranged such that the largest element is on the top. Suppose you are given two </text:p>
      <text:p text:style-name="P16">heaps S and T, each with m and n elements respectively. What is the running time of an efficient </text:p>
      <text:p text:style-name="P16">algorithm to find the 10th largest element of S U T?</text:p>
      <text:p text:style-name="P16"/>
      <text:p text:style-name="P14">3. Suppose you implement a heap (with the largest element on top) in an array. Consider the different </text:p>
      <text:p text:style-name="P14">arrays below, determine the one that cannot possibly be a heap: </text:p>
      <text:p text:style-name="P14"><text:tab/>1. 7654321 </text:p>
      <text:p text:style-name="P14"><text:tab/>2. 7362145 </text:p>
      <text:p text:style-name="P14"><text:tab/>3. 7643521 </text:p>
      <text:p text:style-name="P14"><text:tab/>4. 7364251 </text:p>
      <text:p text:style-name="P14"><text:tab/>5. 7463215 </text:p>
      <text:p text:style-name="P10"><text:soft-page-break/><text:span text:style-name="T18">4. </text:span><text:span text:style-name="T5">[1 pt] Suppose you implement a heap (with the largest element on top) in an array. Consider the different arrays below, determine the one(s) that </text:span><text:span text:style-name="T8">cannot possibly be a heap</text:span><text:span text:style-name="T5">:</text:span></text:p>
      <text:p text:style-name="P21"/>
      <text:list xml:id="list4919447502414187426" text:style-name="WW8Num2">
        <text:list-item>
          <text:p text:style-name="P64">7 3 6 2 1 4 5</text:p>
        </text:list-item>
        <text:list-item>
          <text:p text:style-name="P64">7 3 6 4 2 5 1</text:p>
        </text:list-item>
        <text:list-item>
          <text:p text:style-name="P64">7 4 6 3 2 1 5</text:p>
        </text:list-item>
        <text:list-item>
          <text:p text:style-name="P64">7 6 4 3 5 2 1</text:p>
        </text:list-item>
        <text:list-item>
          <text:p text:style-name="P64">7 6 5 4 3 2 1</text:p>
        </text:list-item>
      </text:list>
      <text:p text:style-name="P32"/>
      <text:p text:style-name="P8">Red-Black Trees</text:p>
      <text:p text:style-name="P34">1. Insert the following numbers into an initially empty red-black tree: 8 2 4 7 5 3 1 6. (To solve this problem correctly, you will need to refer to the text-book for details about red- black trees in addition to the main ideas discussed in class). </text:p>
      <text:p text:style-name="P34"/>
      <text:p text:style-name="P34">2. Design a “worst-case” red-black tree with 10 nodes, i.e., a red-black tree with the longest possible path from the root to a leaf. </text:p>
      <text:p text:style-name="P34"/>
      <text:p text:style-name="P36">3. What is minimum possible number of nodes in a red-black tree which contains two black nodes from </text:p>
      <text:p text:style-name="P36">every root-to-leaf path?</text:p>
      <text:p text:style-name="P34"/>
      <text:p text:style-name="P36">4.Suppose you are given a balanced binary search tree (such as a red-black tree). Design an algorithm to find the second largest element in the tree. What is the running time of your algorithm? Explain your </text:p>
      <text:p text:style-name="P36">answer in 1-2 sentences</text:p>
      <text:p text:style-name="P36"/>
      <text:p text:style-name="P36">5. Suppose we define a red-black tree where along each path the number of black nodes is the same, and there cannot be more than three consecutive red nodes (but there may be two consecutive red nodes). </text:p>
      <text:p text:style-name="P36"><text:tab/>i. What is the ratio of the longest possible path length to the shortest possible path length in this tree? </text:p>
      <text:p text:style-name="P36"><text:tab/>ii. For a tree that has b black nodes along each path, what ratio of the maximum possible number of nodes to the minimum possible number of nodes in the tree?</text:p>
      <text:p text:style-name="P36"/>
      <text:p text:style-name="P37">6. Assume you are given a red-black tree with seven nodes containing the numbers 1, 2...7. Assume that all the nodes are black. </text:p>
      <text:p text:style-name="P37"><text:tab/>i. Draw the tree </text:p>
      <text:p text:style-name="P37"><text:tab/>ii. Insert the number 4.5 into the tree and show the sequence of steps required to rebalance the tree.</text:p>
      <text:p text:style-name="P37"/>
      <text:p text:style-name="P36"/>
      <text:p text:style-name="P8">Union-find </text:p>
      <text:p text:style-name="P34">1. Can you use any of the previously studied data structures (e.g. heaps, red-black trees) for the Union-Find problem? Explain your answer.</text:p>
      <text:p text:style-name="P34"/>
      <text:p text:style-name="P36">2. What is the the worst-case performance of the Union-Find data structure we discussed (with union by rank and path-compression)?</text:p>
      <text:p text:style-name="P36"/>
      <text:p text:style-name="P38">3. Suppose we are working with a Union-Find data structure as described in class (assume no path compression is applied). Suppose we consider a set of 10 items that are eventually joined into a single set via 9 union operations </text:p>
      <text:p text:style-name="P38"><text:soft-page-break/><text:tab/>i. Describe the sequence of union operations that will result in the root having the largest number of children. What is the final degree of the root in this case? </text:p>
      <text:p text:style-name="P38"><text:tab/>ii. Can you have a sequence of union operations that will result in the root having three children? Explain why or why not. </text:p>
      <text:p text:style-name="P38"/>
      <text:p text:style-name="P38">4.Suppose we are working with a Union-Find data structure as described in class (this time path compression is allowed for Find operations). Node z is at a distance of 4 from the root r of its tree (i.e. 4 edges away). We now perform a Find on z. </text:p>
      <text:p text:style-name="P38"><text:tab/>i. By how much will the degree of r change? Explain your answer. </text:p>
      <text:p text:style-name="P38">ii. By how much will the degree of z change? Explain your answer.</text:p>
      <text:p text:style-name="P38"/>
      <text:p text:style-name="P39">5. Recall the definition of the “iterated logarithm function” log*(n). </text:p>
      <text:p text:style-name="P39"><text:tab/>i. Similarly, try and define the “iterated square root function” sqrt*(n). </text:p>
      <text:p text:style-name="P39"><text:tab/>ii. What is the value of sqrt*(2^32)? </text:p>
      <text:p text:style-name="P40"/>
      <text:p text:style-name="P74">6. [1 pt] Determine the incorrect statement below concerning the Union-Find data structure we discussed in class (with union by rank and path-compression). </text:p>
      <text:p text:style-name="P40"/>
      <text:p text:style-name="P40"><text:tab/>1. The union operation sometimes may not increase the height of the resultant tree </text:p>
      <text:p text:style-name="P40"><text:tab/>2. The union operation can at most increase the height of the resultant tree by one </text:p>
      <text:p text:style-name="P40"><text:tab/>3. The union operation always increases the height of the resultant tree by one </text:p>
      <text:p text:style-name="P40"><text:tab/>4. The find operation sometimes may not increase the degree of the root of the resultant tree <text:tab/></text:p>
      <text:p text:style-name="P40"><text:tab/>5. The find operation requires two traversals from node to root </text:p>
      <text:p text:style-name="P40"/>
      <text:p text:style-name="P8">Graphs</text:p>
      <text:p text:style-name="P34"/>
      <text:p text:style-name="P75">1. [1 pt] For an undirected graph with n vertices and m edges, the degree of a vertex is defined as the number of edges that have the vertex as an endpoint. Suppose the degree of each vertex of the graph &lt;= 4. Which of the following statement(s) are correct? </text:p>
      <text:p text:style-name="P41"/>
      <text:p text:style-name="P49">1. m &lt;= 4n </text:p>
      <text:p text:style-name="P49">2. m &lt;= 2n </text:p>
      <text:p text:style-name="P49">3. m &lt;= n </text:p>
      <text:p text:style-name="P49">4. m &lt;= n2 </text:p>
      <text:p text:style-name="P49">5. none of the above</text:p>
      <text:p text:style-name="P49"/>
      <text:p text:style-name="P76">2. [1 pt] For an undirected graph with n vertices and m edges, the degree of a vertex is defined as the number of edges that have the vertex as an endpoint. Suppose the degree of each vertex of the graph &gt;= 4. Which of the following statement(s) are correct? </text:p>
      <text:p text:style-name="P50"/>
      <text:p text:style-name="P50">1. m &gt;= 4n </text:p>
      <text:p text:style-name="P50">2. m &gt;= 2n </text:p>
      <text:p text:style-name="P50">3. m &gt;= n </text:p>
      <text:p text:style-name="P50">4. m &gt;= n<text:span text:style-name="T22">^</text:span>2 </text:p>
      <text:p text:style-name="P50">5. none of the above </text:p>
      <text:p text:style-name="P50"/>
      <text:p text:style-name="P77">3. [1 pt] You are told that an undirected graph has n vertices and n -1 edges, and is disconnected. Which of the following are correct statement(s)? </text:p>
      <text:p text:style-name="P42"/>
      <text:p text:style-name="P51"><text:soft-page-break/>1. The graph may not have a cycle </text:p>
      <text:p text:style-name="P51">2. The graph definitely has a cycle </text:p>
      <text:p text:style-name="P51">3. The graph has exactly two connected components </text:p>
      <text:p text:style-name="P51">4. The graph may have more than two connected components </text:p>
      <text:p text:style-name="P51">5. None of the above </text:p>
      <text:p text:style-name="P34"/>
      <text:p text:style-name="P78">4.Design an algorithm to check whether an undirected graph G = (V, E) has an Euler cycle (find out what Euler cycle means). What is the complexity of your algorithm? </text:p>
      <text:p text:style-name="P34"/>
      <text:p text:style-name="P79">5. Consider a directed graph G = (V, E) that has no cycles. Design an efficient algorithm that outputs the vertices in a sequence {v1, v2... vn} such that for all i &lt; j, there is no edge from vj to vi. (Hint: use depth-first search) </text:p>
      <text:p text:style-name="P34"/>
      <text:p text:style-name="P79">6. Suppose you are given a graph that is “almost disconnected”, i.e., the removal of a single edge will disconnect the graph. Design an algorithm to efficiently find this edge. </text:p>
      <text:p text:style-name="P34"/>
      <text:p text:style-name="P79">7. What are the kinds of graphs for which depth-first search orderings and breadth-first search orderings are the same? </text:p>
      <text:p text:style-name="P34"/>
      <text:p text:style-name="P80">8. [1 pt] For an undirected graph with n vertices and m edges, the degree of a vertex is defined as the number of edges that have the vertex as an endpoint. Suppose the degree of each vertex of the graph is 2. Which of the following statements is correct? </text:p>
      <text:p text:style-name="P43"/>
      <text:p text:style-name="P83">1. m = 2n </text:p>
      <text:p text:style-name="P83">2. m = <text:s/>n </text:p>
      <text:p text:style-name="P83">3. m = n/2 </text:p>
      <text:p text:style-name="P83">4. m = n^2 </text:p>
      <text:p text:style-name="P83">5. none of the above </text:p>
      <text:p text:style-name="P52"/>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Lohit Hindi2" svg:font-family="'Lohit Hindi'"/>
    <style:font-face style:name="DejaVu Sans1" svg:font-family="'DejaVu Sans'"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WW8Num6z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6">
      <text:list-level-style-number text:level="1"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text:style-name="WW8Num6z1" style:num-suffix="." style:num-format="1">
        <style:list-level-properties text:list-level-position-and-space-mode="label-alignment" fo:text-align="end">
          <style:list-level-label-alignment text:label-followed-by="listtab" text:list-tab-stop-position="0.6252in" fo:text-indent="-0.1252in" fo:margin-left="0.6252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4" text:style-name="WW8Num6z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vanan </meta:initial-creator>
    <meta:creation-date>2013-10-02T22:59:11</meta:creation-date>
    <dc:date>2014-10-06T22:13:54.163373853</dc:date>
    <meta:editing-duration>PT53M59S</meta:editing-duration>
    <meta:editing-cycles>85</meta:editing-cycles>
    <meta:generator>LibreOffice/4.2.6.3$Linux_X86_64 LibreOffice_project/420m0$Build-3</meta:generator>
    <meta:document-statistic meta:table-count="0" meta:image-count="0" meta:object-count="0" meta:page-count="5" meta:paragraph-count="135" meta:word-count="1795" meta:character-count="9595" meta:non-whitespace-character-count="7854"/>
  </office:meta>
</office:document-meta>
</file>